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2B0000002030DFA75EA3B784F5.png" manifest:media-type="image/png"/>
  <manifest:file-entry manifest:full-path="Pictures/100007E9000004690000034FA39F1589AB8D1E7C.svg" manifest:media-type="image/svg+xml"/>
  <manifest:file-entry manifest:full-path="Pictures/100002010000002000000020D8325DDB0967B0E3.png" manifest:media-type="image/png"/>
  <manifest:file-entry manifest:full-path="Pictures/100009050000034F0000034FC627CF2500E74E15.svg" manifest:media-type="image/svg+xml"/>
  <manifest:file-entry manifest:full-path="Pictures/100002010000002000000020C5B0F36F380725F9.png" manifest:media-type="image/png"/>
  <manifest:file-entry manifest:full-path="Pictures/10000F06000014F80000034F3A08310FB1083254.svg" manifest:media-type="image/svg+xml"/>
  <manifest:file-entry manifest:full-path="Pictures/100009AA000003530000034F20C1EADD073A0849.svg" manifest:media-type="image/svg+xml"/>
  <manifest:file-entry manifest:full-path="Pictures/1000020100000020000000203E5B44F1BE7D535C.png" manifest:media-type="image/png"/>
  <manifest:file-entry manifest:full-path="Pictures/10000A46000004120000034FA1DCF6977D438D56.svg" manifest:media-type="image/svg+xml"/>
  <manifest:file-entry manifest:full-path="Pictures/100002010000002200000020F4B34144D44C7B8B.png" manifest:media-type="image/png"/>
  <manifest:file-entry manifest:full-path="Pictures/100002010000001D000000201DC0B55A84811318.png" manifest:media-type="image/png"/>
  <manifest:file-entry manifest:full-path="Pictures/100002010000002700000020CDD632687DA085AF.png" manifest:media-type="image/png"/>
  <manifest:file-entry manifest:full-path="Pictures/10000C2C0000030C0000034F5FDFE4B75DF16A59.svg" manifest:media-type="image/svg+xml"/>
  <manifest:file-entry manifest:full-path="Pictures/100002010000001C00000020521619270EA35AE8.png" manifest:media-type="image/png"/>
  <manifest:file-entry manifest:full-path="Pictures/100008D00000034F0000034FF91DDE2A41E7F06B.svg" manifest:media-type="image/svg+xml"/>
  <manifest:file-entry manifest:full-path="Pictures/1000020100000027000000209E92D2757DE18D5C.png" manifest:media-type="image/png"/>
  <manifest:file-entry manifest:full-path="Pictures/10000201000000C400000020CE2AC07E465ADF5F.png" manifest:media-type="image/png"/>
  <manifest:file-entry manifest:full-path="Pictures/10000C650000034F0000034FF2F7FFDA626BD0F2.svg" manifest:media-type="image/svg+xml"/>
  <manifest:file-entry manifest:full-path="Pictures/100002010000001C00000020C33EF16255B0B801.png" manifest:media-type="image/png"/>
  <manifest:file-entry manifest:full-path="Pictures/100002010000001C00000020BF98E2C9CAD19805.png" manifest:media-type="image/png"/>
  <manifest:file-entry manifest:full-path="Pictures/100002010000002000000020BC66FD4D34FD9E0C.png" manifest:media-type="image/png"/>
  <manifest:file-entry manifest:full-path="Pictures/10000FB4000004360000034FFA323C87BF830C7B.svg" manifest:media-type="image/svg+xml"/>
  <manifest:file-entry manifest:full-path="Pictures/100002010000001800000020AC612C39A7EE2DB5.png" manifest:media-type="image/png"/>
  <manifest:file-entry manifest:full-path="Pictures/100002010000001F00000020F9E0A9C8A929FD06.png" manifest:media-type="image/png"/>
  <manifest:file-entry manifest:full-path="Pictures/1000020100000021000000200FA701982484C699.png" manifest:media-type="image/png"/>
  <manifest:file-entry manifest:full-path="Pictures/100002010000001800000020B61E8E5BE3FF11A1.png" manifest:media-type="image/png"/>
  <manifest:file-entry manifest:full-path="Pictures/1000020100000020000000207089CF26AB147C12.png" manifest:media-type="image/png"/>
  <manifest:file-entry manifest:full-path="Pictures/1000020100000020000000202A55D83E7ECA100E.png" manifest:media-type="image/png"/>
  <manifest:file-entry manifest:full-path="Pictures/100011480000034F0000034FEB313F8CF73484CA.svg" manifest:media-type="image/svg+xml"/>
  <manifest:file-entry manifest:full-path="Pictures/10000201000000210000002102EEBAB19D0E0F02.png" manifest:media-type="image/png"/>
  <manifest:file-entry manifest:full-path="Pictures/1000020100000018000000213589EFED86B71D7B.png" manifest:media-type="image/png"/>
  <manifest:file-entry manifest:full-path="Pictures/100002010000001900000021298F4D676BBBCE5D.png" manifest:media-type="image/png"/>
  <manifest:file-entry manifest:full-path="Pictures/10000201000000200000002021B8D44EADCA09CA.png" manifest:media-type="image/png"/>
  <manifest:file-entry manifest:full-path="Pictures/100011A1000002E80000034FD63A65DF71C04DEE.svg" manifest:media-type="image/svg+xml"/>
  <manifest:file-entry manifest:full-path="Pictures/10000E9900000A450000034FB2770E11AAB22C0B.svg" manifest:media-type="image/svg+xml"/>
  <manifest:file-entry manifest:full-path="Pictures/100008880000034F0000034FDD6A511ADD751A0F.svg" manifest:media-type="image/svg+xml"/>
  <manifest:file-entry manifest:full-path="Pictures/10000C320000030C0000034F5018F6562DE85AB8.svg" manifest:media-type="image/svg+xml"/>
  <manifest:file-entry manifest:full-path="Pictures/10001663000002E200000352E240F69677806BEC.svg" manifest:media-type="image/svg+xml"/>
  <manifest:file-entry manifest:full-path="Pictures/10000997000002840000034F61E4E2D0C7F98A56.svg" manifest:media-type="image/svg+xml"/>
  <manifest:file-entry manifest:full-path="Pictures/10000A490000022E0000034FEF7C0F7489459464.svg" manifest:media-type="image/svg+xml"/>
  <manifest:file-entry manifest:full-path="Pictures/100002010000001900000021E330948B7F2681FE.png" manifest:media-type="image/png"/>
  <manifest:file-entry manifest:full-path="Pictures/100002010000001C0000002072589754324C7297.png" manifest:media-type="image/png"/>
  <manifest:file-entry manifest:full-path="Pictures/10000C03000003290000034F8AAF9F13854E6069.svg" manifest:media-type="image/svg+xml"/>
  <manifest:file-entry manifest:full-path="Pictures/100002010000001800000020C3A9A8ECFE48975B.png" manifest:media-type="image/png"/>
  <manifest:file-entry manifest:full-path="Pictures/10001708000002E60000034FD6AD76AC34AF7596.svg" manifest:media-type="image/svg+xml"/>
  <manifest:file-entry manifest:full-path="Pictures/100009050000034F0000034F6236B5535FAD27B4.svg" manifest:media-type="image/svg+xml"/>
  <manifest:file-entry manifest:full-path="Pictures/1000020100000029000000201D97409EC2E517C6.png" manifest:media-type="image/png"/>
  <manifest:file-entry manifest:full-path="Pictures/100002010000002000000020A652272E4E7E8412.png" manifest:media-type="image/png"/>
  <manifest:file-entry manifest:full-path="Pictures/1000179D000006030000034F39270D003BEDFAEB.svg" manifest:media-type="image/svg+xml"/>
  <manifest:file-entry manifest:full-path="Pictures/100002010000002B00000020095E967DE7FC5EF0.png" manifest:media-type="image/png"/>
  <manifest:file-entry manifest:full-path="Pictures/100002010000001500000020BEDF8A7A7063518F.png" manifest:media-type="image/png"/>
  <manifest:file-entry manifest:full-path="Pictures/100002010000001D00000020DE8494A6C3BA82B0.png" manifest:media-type="image/png"/>
  <manifest:file-entry manifest:full-path="Pictures/10000FD3000003900000034F45813E8FA68A700F.svg" manifest:media-type="image/svg+xml"/>
  <manifest:file-entry manifest:full-path="Pictures/1000020100000020000000203E38F30059D7A623.png" manifest:media-type="image/png"/>
  <manifest:file-entry manifest:full-path="Pictures/10000E82000004130000034FDAD52799136D9A5B.svg" manifest:media-type="image/svg+xml"/>
  <manifest:file-entry manifest:full-path="Pictures/10000000000000200000002079D007E0C622FD99.png" manifest:media-type="image/png"/>
  <manifest:file-entry manifest:full-path="Pictures/100009C3000002E50000035023064C3365CE6930.svg" manifest:media-type="image/svg+xml"/>
  <manifest:file-entry manifest:full-path="Pictures/100008F80000034F0000034F3A1368C23881E2C1.svg" manifest:media-type="image/svg+xml"/>
  <manifest:file-entry manifest:full-path="Pictures/10000F0D0000144E0000034F1E17116853333F87.svg" manifest:media-type="image/svg+xml"/>
  <manifest:file-entry manifest:full-path="Pictures/100009020000034F0000034FE19BE6A5FA72BB34.svg" manifest:media-type="image/svg+xml"/>
  <manifest:file-entry manifest:full-path="Pictures/100010A3000002840000034FC331E9B9A1EE8CAB.svg" manifest:media-type="image/svg+xml"/>
  <manifest:file-entry manifest:full-path="Pictures/100016FF000003730000034F813AC18C7C24272E.svg" manifest:media-type="image/svg+xml"/>
  <manifest:file-entry manifest:full-path="Pictures/10001643000003B50000034F02CF79E76FE52CE3.svg" manifest:media-type="image/svg+xml"/>
  <manifest:file-entry manifest:full-path="Pictures/100002010000002400000020ECBB75C20865FA53.png" manifest:media-type="image/png"/>
  <manifest:file-entry manifest:full-path="Pictures/100000000000002000000020E56D1F019F789E5F.png" manifest:media-type="image/png"/>
  <manifest:file-entry manifest:full-path="Pictures/10000201000000CB00000020C62DC0D2CB264322.png" manifest:media-type="image/png"/>
  <manifest:file-entry manifest:full-path="Pictures/100002010000003A000000201E951E5B9676F00F.png" manifest:media-type="image/png"/>
  <manifest:file-entry manifest:full-path="Pictures/100002010000006300000020DEE9DAB78EB34C7C.png" manifest:media-type="image/png"/>
  <manifest:file-entry manifest:full-path="Pictures/10000BB80000034B0000034F7D3D27D0F2BD7353.svg" manifest:media-type="image/svg+xml"/>
  <manifest:file-entry manifest:full-path="Pictures/10000F12000017740000034F8CE4A717B1E00137.svg" manifest:media-type="image/svg+xml"/>
  <manifest:file-entry manifest:full-path="Pictures/10000201000000E3000000202D08FEE9F5E66F03.png" manifest:media-type="image/png"/>
  <manifest:file-entry manifest:full-path="Pictures/100002010000002100000020D64E810ABA2F6236.png" manifest:media-type="image/png"/>
  <manifest:file-entry manifest:full-path="Pictures/1000020100000020000000211CB23DAC0A65B6CE.png" manifest:media-type="image/png"/>
  <manifest:file-entry manifest:full-path="Pictures/100002010000001500000020121510BD16E066B1.png" manifest:media-type="image/png"/>
  <manifest:file-entry manifest:full-path="Pictures/100002010000002300000020E930AA4805FAB70C.png" manifest:media-type="image/png"/>
  <manifest:file-entry manifest:full-path="Pictures/10000000000000200000002065C2BA4356E94B83.png" manifest:media-type="image/png"/>
  <manifest:file-entry manifest:full-path="Pictures/1000000000000010000000107128F9E52B9AE0E6.png" manifest:media-type="image/png"/>
  <manifest:file-entry manifest:full-path="Pictures/100012CD000003340000034F9C792C43481BD409.svg" manifest:media-type="image/svg+xml"/>
  <manifest:file-entry manifest:full-path="Pictures/10000201000000220000002030A899E6D306C2A9.png" manifest:media-type="image/png"/>
  <manifest:file-entry manifest:full-path="Pictures/100002010000001F00000020750A610853DFF9BA.png" manifest:media-type="image/png"/>
  <manifest:file-entry manifest:full-path="Pictures/100000000000002000000020082E9507E3CD7933.png" manifest:media-type="image/png"/>
  <manifest:file-entry manifest:full-path="Pictures/100000000000002000000020252FBCA5F561B13F.png" manifest:media-type="image/png"/>
  <manifest:file-entry manifest:full-path="Pictures/100000000000002000000020DA60C7ADD6CB7FAF.png" manifest:media-type="image/png"/>
  <manifest:file-entry manifest:full-path="Pictures/100002010000001A0000001A81159276BCC97079.png" manifest:media-type="image/png"/>
  <manifest:file-entry manifest:full-path="Pictures/10000AE20000034F0000034F7876B8A6C66227B6.svg" manifest:media-type="image/svg+xml"/>
  <manifest:file-entry manifest:full-path="Pictures/100002010000002000000020DA7D107F8AC24203.png" manifest:media-type="image/png"/>
  <manifest:file-entry manifest:full-path="Pictures/100002010000001900000021C7C6E12F4115F76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G" svg:font-family="'Linux Biolinum G'"/>
    <style:font-face style:name="Arial" svg:font-family="Arial" style:font-family-generic="swiss" style:font-pitch="variable"/>
    <style:font-face style:name="DejaVu Sans" svg:font-family="'DejaVu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3.8mm"/>
    </style:style>
    <style:style style:name="co2" style:family="table-column">
      <style:table-column-properties fo:break-before="auto" style:column-width="66.06mm"/>
    </style:style>
    <style:style style:name="co3" style:family="table-column">
      <style:table-column-properties fo:break-before="auto" style:column-width="19.7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0.48mm"/>
    </style:style>
    <style:style style:name="co6" style:family="table-column">
      <style:table-column-properties fo:break-before="auto" style:column-width="45.14mm"/>
    </style:style>
    <style:style style:name="co7" style:family="table-column">
      <style:table-column-properties fo:break-before="auto" style:column-width="30.8mm"/>
    </style:style>
    <style:style style:name="co8" style:family="table-column">
      <style:table-column-properties fo:break-before="auto" style:column-width="49.64mm"/>
    </style:style>
    <style:style style:name="ro1" style:family="table-row">
      <style:table-row-properties style:row-height="8.57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11.17mm" fo:break-before="auto" style:use-optimal-row-height="false"/>
    </style:style>
    <style:style style:name="ro4" style:family="table-row">
      <style:table-row-properties style:row-height="7.74mm" fo:break-before="auto" style:use-optimal-row-height="true"/>
    </style:style>
    <style:style style:name="ro5" style:family="table-row">
      <style:table-row-properties style:row-height="9.7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text-style style:name="N100">
      <number:text-content/>
    </number:text-style>
    <style:style style:name="ce33" style:family="table-cell" style:parent-style-name="Heading_20__28_user_29_">
      <style:table-cell-properties fo:background-color="#17195e" fo:padding="1.99mm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336699" fo:border="0.06pt solid #000000" fo:padding="1.99mm" style:vertical-align="middle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336699" fo:border="0.06pt solid #000000" fo:padding="1.99mm" style:vertical-align="middle"/>
      <style:text-properties fo:color="#ffffff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transparent" fo:padding="1.99mm" style:vertical-align="middle"/>
    </style:style>
    <style:style style:name="ce37" style:family="table-cell" style:parent-style-name="public">
      <style:table-cell-properties fo:background-color="transparent" fo:border="none" fo:padding="1.99mm" style:vertical-align="middle"/>
    </style:style>
    <style:style style:name="ce38" style:family="table-cell" style:parent-style-name="Default">
      <style:table-cell-properties fo:padding="1.99mm" style:vertical-align="middle"/>
    </style:style>
    <style:style style:name="ce39" style:family="table-cell" style:parent-style-name="Default">
      <style:table-cell-properties fo:background-color="#17195e" style:text-align-source="fix" style:repeat-content="false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1"/>
    <style:style style:name="ce42" style:family="table-cell" style:parent-style-name="Heading_20__28_user_29_">
      <style:table-cell-properties fo:background-color="#224466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4" style:family="table-cell" style:parent-style-name="Heading_20__28_user_29_">
      <style:table-cell-properties fo:background-color="#224466" style:vertical-align="middle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style:text-align-source="value-type" style:repeat-content="false"/>
      <style:paragraph-properties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hi" style:country-asian="IN" style:language-complex="none" style:country-complex="none" style:font-name-asian="Mangal" style:font-name-complex="Linux Biolinum G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2pt" fo:font-weight="bold" style:font-size-asian="12pt" style:font-size-complex="12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cônes" table:style-name="ta1">
        <office:forms form:automatic-focus="false" form:apply-design-mode="false"/>
        <table:table-column table:style-name="co1" table:default-cell-style-name="ce38"/>
        <table:table-column table:style-name="co2" table:default-cell-style-name="ce28"/>
        <table:table-column table:style-name="co3" table:default-cell-style-name="Default"/>
        <table:table-column table:style-name="co4" table:number-columns-repeated="1016" table:default-cell-style-name="Default"/>
        <table:table-row table:style-name="ro1">
          <table:table-cell table:style-name="ce33" office:value-type="string" calcext:value-type="string">
            <text:p>Nom</text:p>
          </table:table-cell>
          <table:table-cell table:style-name="ce39" office:value-type="string" calcext:value-type="string">
            <text:p>Icône</text:p>
          </table:table-cell>
          <table:table-cell table:style-name="ce40" table:number-columns-repeated="1017"/>
        </table:table-row>
        <table:table-row table:style-name="ro2">
          <table:table-cell table:style-name="ce34" office:value-type="string" calcext:value-type="string">
            <text:p>accueil.svg</text:p>
          </table:table-cell>
          <table:table-cell>
            <draw:frame table:end-cell-address="icônes.B2" table:end-x="37.73mm" table:end-y="9.04mm" draw:z-index="3" draw:name="Image 51" draw:style-name="gr1" draw:text-style-name="P1" svg:width="8.04mm" svg:height="8.46mm" svg:x="29.71mm" svg:y="0.58mm">
              <draw:image xlink:href="Pictures/10000C03000003290000034F8AAF9F13854E6069.svg" xlink:type="simple" xlink:show="embed" xlink:actuate="onLoad">
                <text:p/>
              </draw:image>
              <draw:image xlink:href="Pictures/100002010000001F00000020F9E0A9C8A929FD06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admin.svg</text:p>
          </table:table-cell>
          <table:table-cell>
            <draw:frame table:end-cell-address="icônes.B3" table:end-x="37.35mm" table:end-y="9.49mm" draw:z-index="2" draw:name="Image 79" draw:style-name="gr1" draw:text-style-name="P1" svg:width="6.84mm" svg:height="8.9mm" svg:x="30.53mm" svg:y="0.59mm">
              <draw:image xlink:href="Pictures/100002010000001900000021298F4D676BBBCE5D.png" xlink:type="simple" xlink:show="embed" xlink:actuate="onLoad">
                <text:p/>
              </draw:image>
            </draw:frame>
          </table:table-cell>
          <table:table-cell table:style-name="ce21"/>
          <table:table-cell table:number-columns-repeated="1016"/>
        </table:table-row>
        <table:table-row table:style-name="ro2">
          <table:table-cell table:style-name="ce34" office:value-type="string" calcext:value-type="string">
            <text:p>aide.svg</text:p>
          </table:table-cell>
          <table:table-cell>
            <draw:frame table:end-cell-address="icônes.B4" table:end-x="46.74mm" table:end-y="9.48mm" draw:z-index="0" draw:name="Image 9" draw:style-name="gr1" draw:text-style-name="P1" svg:width="6.57mm" svg:height="8.87mm" svg:x="40.19mm" svg:y="0.63mm">
              <draw:image xlink:href="Pictures/1000020100000018000000213589EFED86B71D7B.png" xlink:type="simple" xlink:show="embed" xlink:actuate="onLoad">
                <text:p/>
              </draw:image>
            </draw:frame>
            <draw:frame table:end-cell-address="icônes.B4" table:end-x="37.08mm" table:end-y="9.21mm" draw:z-index="1" draw:name="Image 8" draw:style-name="gr1" draw:text-style-name="P1" svg:width="6.57mm" svg:height="8.6mm" svg:x="30.53mm" svg:y="0.63mm">
              <draw:image xlink:href="Pictures/100002010000001800000020B61E8E5BE3FF11A1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arobase.svg</text:p>
          </table:table-cell>
          <table:table-cell>
            <draw:frame table:end-cell-address="icônes.B5" table:end-x="37.92mm" table:end-y="9.13mm" draw:z-index="50" draw:name="Image 52" draw:style-name="gr1" draw:text-style-name="P1" svg:width="8.42mm" svg:height="8.41mm" svg:x="29.52mm" svg:y="0.74mm">
              <draw:image xlink:href="Pictures/10000C650000034F0000034FF2F7FFDA626BD0F2.svg" xlink:type="simple" xlink:show="embed" xlink:actuate="onLoad">
                <text:p/>
              </draw:image>
              <draw:image xlink:href="Pictures/10000201000000200000002021B8D44EADCA09CA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artexpose.svg</text:p>
          </table:table-cell>
          <table:table-cell>
            <draw:frame table:end-cell-address="icônes.B6" table:end-x="37.41mm" table:end-y="9.1mm" draw:z-index="51" draw:name="Image 53" draw:style-name="gr1" draw:text-style-name="P1" svg:width="7.39mm" svg:height="8.41mm" svg:x="30.04mm" svg:y="0.71mm">
              <draw:image xlink:href="Pictures/100011A1000002E80000034FD63A65DF71C04DEE.svg" xlink:type="simple" xlink:show="embed" xlink:actuate="onLoad">
                <text:p/>
              </draw:image>
              <draw:image xlink:href="Pictures/100002010000001C0000002072589754324C7297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article-pdf.svg</text:p>
          </table:table-cell>
          <table:table-cell>
            <draw:frame table:end-cell-address="icônes.B7" table:end-x="37.4mm" table:end-y="9.41mm" draw:z-index="52" draw:name="Image 89" draw:style-name="gr1" draw:text-style-name="P1" svg:width="7.37mm" svg:height="8.41mm" svg:x="30.05mm" svg:y="1.02mm">
              <draw:image xlink:href="Pictures/10001708000002E60000034FD6AD76AC34AF7596.svg" xlink:type="simple" xlink:show="embed" xlink:actuate="onLoad">
                <text:p/>
              </draw:image>
              <draw:image xlink:href="Pictures/100002010000001C00000020521619270EA35AE8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artmenu.svg</text:p>
          </table:table-cell>
          <table:table-cell>
            <draw:frame table:end-cell-address="icônes.B8" table:end-x="37.38mm" table:end-y="9.1mm" draw:z-index="5" draw:name="Image 54" draw:style-name="gr1" draw:text-style-name="P1" svg:width="7.33mm" svg:height="8.49mm" svg:x="30.07mm" svg:y="0.61mm">
              <draw:image xlink:href="Pictures/10001663000002E200000352E240F69677806BEC.svg" xlink:type="simple" xlink:show="embed" xlink:actuate="onLoad">
                <text:p/>
              </draw:image>
              <draw:image xlink:href="Pictures/100002010000001C00000020BF98E2C9CAD19805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artnormal.svg</text:p>
          </table:table-cell>
          <table:table-cell>
            <draw:frame table:end-cell-address="icônes.B9" table:end-x="37.39mm" table:end-y="9.66mm" draw:z-index="4" draw:name="Image 55" draw:style-name="gr1" draw:text-style-name="P1" svg:width="7.36mm" svg:height="8.47mm" svg:x="30.05mm" svg:y="1.19mm">
              <draw:image xlink:href="Pictures/100009C3000002E50000035023064C3365CE6930.svg" xlink:type="simple" xlink:show="embed" xlink:actuate="onLoad">
                <text:p/>
              </draw:image>
              <draw:image xlink:href="Pictures/100002010000001C00000020C33EF16255B0B801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avertissement.svg</text:p>
          </table:table-cell>
          <table:table-cell>
            <draw:frame table:end-cell-address="icônes.B10" table:end-x="38.08mm" table:end-y="9.22mm" draw:z-index="6" draw:name="Image 92" draw:style-name="gr1" draw:text-style-name="P1" svg:width="8.74mm" svg:height="8.63mm" svg:x="29.36mm" svg:y="0.59mm">
              <draw:image xlink:href="Pictures/100000000000002000000020E56D1F019F789E5F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code.svg</text:p>
          </table:table-cell>
          <table:table-cell>
            <draw:frame table:end-cell-address="icônes.B11" table:end-x="37.92mm" table:end-y="9.04mm" draw:z-index="7" draw:name="Image 71" draw:style-name="gr1" draw:text-style-name="P1" svg:width="8.42mm" svg:height="8.46mm" svg:x="29.52mm" svg:y="0.58mm">
              <draw:image xlink:href="Pictures/100008D00000034F0000034FF91DDE2A41E7F06B.svg" xlink:type="simple" xlink:show="embed" xlink:actuate="onLoad">
                <text:p/>
              </draw:image>
              <draw:image xlink:href="Pictures/1000020100000020000000202A55D83E7ECA100E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connexion.svg</text:p>
          </table:table-cell>
          <table:table-cell>
            <draw:frame table:end-cell-address="icônes.B12" table:end-x="37.59mm" table:end-y="9.39mm" draw:z-index="11" draw:name="Image 72" draw:style-name="gr1" draw:text-style-name="P1" svg:width="7.75mm" svg:height="8.41mm" svg:x="29.86mm" svg:y="1mm">
              <draw:image xlink:href="Pictures/10000C2C0000030C0000034F5FDFE4B75DF16A59.svg" xlink:type="simple" xlink:show="embed" xlink:actuate="onLoad">
                <text:p/>
              </draw:image>
              <draw:image xlink:href="Pictures/100002010000001D000000201DC0B55A84811318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contact-checkbox.svg</text:p>
          </table:table-cell>
          <table:table-cell>
            <draw:frame table:end-cell-address="icônes.B13" table:end-x="38.9mm" table:end-y="9.39mm" draw:z-index="12" draw:name="Image 74" draw:style-name="gr1" draw:text-style-name="P1" svg:width="10.37mm" svg:height="8.41mm" svg:x="28.55mm" svg:y="1mm">
              <draw:image xlink:href="Pictures/10000A46000004120000034FA1DCF6977D438D56.svg" xlink:type="simple" xlink:show="embed" xlink:actuate="onLoad">
                <text:p/>
              </draw:image>
              <draw:image xlink:href="Pictures/100002010000002700000020CDD632687DA085AF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contact-mail.svg</text:p>
          </table:table-cell>
          <table:table-cell>
            <draw:frame table:end-cell-address="icônes.B14" table:end-x="39.08mm" table:end-y="9.09mm" draw:z-index="13" draw:name="Image 75" draw:style-name="gr1" draw:text-style-name="P1" svg:width="10.73mm" svg:height="8.41mm" svg:x="28.37mm" svg:y="0.7mm">
              <draw:image xlink:href="Pictures/10000FB4000004360000034FFA323C87BF830C7B.svg" xlink:type="simple" xlink:show="embed" xlink:actuate="onLoad">
                <text:p/>
              </draw:image>
              <draw:image xlink:href="Pictures/1000020100000029000000201D97409EC2E517C6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contact-message.svg</text:p>
          </table:table-cell>
          <table:table-cell>
            <draw:frame table:end-cell-address="icônes.B15" table:end-x="37.94mm" table:end-y="8.5mm" draw:z-index="14" draw:name="Image 76" draw:style-name="gr1" draw:text-style-name="P1" svg:width="8.46mm" svg:height="8.41mm" svg:x="29.5mm" svg:y="0.11mm">
              <draw:image xlink:href="Pictures/100009AA000003530000034F20C1EADD073A0849.svg" xlink:type="simple" xlink:show="embed" xlink:actuate="onLoad">
                <text:p/>
              </draw:image>
              <draw:image xlink:href="Pictures/1000020100000020000000207089CF26AB147C12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contact-motif.svg</text:p>
          </table:table-cell>
          <table:table-cell>
            <draw:frame table:end-cell-address="icônes.B16" table:end-x="36.48mm" table:end-y="8.77mm" draw:z-index="8" draw:name="Image 77" draw:style-name="gr1" draw:text-style-name="P1" svg:width="5.53mm" svg:height="8.46mm" svg:x="30.97mm" svg:y="0.31mm">
              <draw:image xlink:href="Pictures/10000A490000022E0000034FEF7C0F7489459464.svg" xlink:type="simple" xlink:show="embed" xlink:actuate="onLoad">
                <text:p/>
              </draw:image>
              <draw:image xlink:href="Pictures/100002010000001500000020BEDF8A7A7063518F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contact-nom.svg</text:p>
          </table:table-cell>
          <table:table-cell>
            <draw:frame table:end-cell-address="icônes.B17" table:end-x="36.91mm" table:end-y="9.05mm" draw:z-index="9" draw:name="Image 80" draw:style-name="gr1" draw:text-style-name="P1" svg:width="6.39mm" svg:height="8.46mm" svg:x="30.54mm" svg:y="0.59mm">
              <draw:image xlink:href="Pictures/10000997000002840000034F61E4E2D0C7F98A56.svg" xlink:type="simple" xlink:show="embed" xlink:actuate="onLoad">
                <text:p/>
              </draw:image>
              <draw:image xlink:href="Pictures/100002010000001800000020C3A9A8ECFE48975B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contact-prenom.svg</text:p>
          </table:table-cell>
          <table:table-cell>
            <draw:frame table:end-cell-address="icônes.B18" table:end-x="36.91mm" table:end-y="9.05mm" draw:z-index="10" draw:name="Image 81" draw:style-name="gr1" draw:text-style-name="P1" svg:width="6.39mm" svg:height="8.46mm" svg:x="30.54mm" svg:y="0.59mm">
              <draw:image xlink:href="Pictures/100010A3000002840000034FC331E9B9A1EE8CAB.svg" xlink:type="simple" xlink:show="embed" xlink:actuate="onLoad">
                <text:p/>
              </draw:image>
              <draw:image xlink:href="Pictures/100002010000001800000020AC612C39A7EE2DB5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contact-sup1.svg</text:p>
          </table:table-cell>
          <table:table-cell>
            <draw:frame table:end-cell-address="icônes.B19" table:end-x="37.92mm" table:end-y="9.64mm" draw:z-index="16" draw:name="Image 82" draw:style-name="gr1" draw:text-style-name="P1" svg:width="8.42mm" svg:height="8.46mm" svg:x="29.52mm" svg:y="1.18mm">
              <draw:image xlink:href="Pictures/100009050000034F0000034F6236B5535FAD27B4.svg" xlink:type="simple" xlink:show="embed" xlink:actuate="onLoad">
                <text:p/>
              </draw:image>
              <draw:image xlink:href="Pictures/100002010000002000000020C5B0F36F380725F9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contact-sup2.svg</text:p>
          </table:table-cell>
          <table:table-cell>
            <draw:frame table:end-cell-address="icônes.B20" table:end-x="37.92mm" table:end-y="9.08mm" draw:z-index="15" draw:name="Image 83" draw:style-name="gr1" draw:text-style-name="P1" svg:width="8.42mm" svg:height="8.41mm" svg:x="29.52mm" svg:y="0.69mm">
              <draw:image xlink:href="Pictures/100009050000034F0000034FC627CF2500E74E15.svg" xlink:type="simple" xlink:show="embed" xlink:actuate="onLoad">
                <text:p/>
              </draw:image>
              <draw:image xlink:href="Pictures/100002010000002000000020C5B0F36F380725F9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deconnexion.svg</text:p>
          </table:table-cell>
          <table:table-cell>
            <draw:frame table:end-cell-address="icônes.B21" table:end-x="37.59mm" table:end-y="8.8mm" draw:z-index="18" draw:name="Image 73" draw:style-name="gr1" draw:text-style-name="P1" svg:width="7.75mm" svg:height="8.41mm" svg:x="29.86mm" svg:y="0.41mm">
              <draw:image xlink:href="Pictures/10000C320000030C0000034F5018F6562DE85AB8.svg" xlink:type="simple" xlink:show="embed" xlink:actuate="onLoad">
                <text:p/>
              </draw:image>
              <draw:image xlink:href="Pictures/100002010000001D00000020DE8494A6C3BA82B0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download.svg</text:p>
          </table:table-cell>
          <table:table-cell>
            <draw:frame table:end-cell-address="icônes.B22" table:end-x="37.9mm" table:end-y="8.79mm" draw:z-index="17" draw:name="Image 84" draw:style-name="gr1" draw:text-style-name="P1" svg:width="8.38mm" svg:height="8.41mm" svg:x="29.54mm" svg:y="0.4mm">
              <draw:image xlink:href="Pictures/10000BB80000034B0000034F7D3D27D0F2BD7353.svg" xlink:type="simple" xlink:show="embed" xlink:actuate="onLoad">
                <text:p/>
              </draw:image>
              <draw:image xlink:href="Pictures/1000020100000020000000203E38F30059D7A623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ecrire.svg</text:p>
          </table:table-cell>
          <table:table-cell>
            <draw:frame table:end-cell-address="icônes.B23" table:end-x="38.9mm" table:end-y="9.41mm" draw:z-index="19" draw:name="Image 56" draw:style-name="gr1" draw:text-style-name="P1" svg:width="10.38mm" svg:height="8.41mm" svg:x="28.54mm" svg:y="1.02mm">
              <draw:image xlink:href="Pictures/10000E82000004130000034FDAD52799136D9A5B.svg" xlink:type="simple" xlink:show="embed" xlink:actuate="onLoad">
                <text:p/>
              </draw:image>
              <draw:image xlink:href="Pictures/1000020100000027000000209E92D2757DE18D5C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leche_droite.svg</text:p>
          </table:table-cell>
          <table:table-cell>
            <draw:frame table:end-cell-address="icônes.B24" table:end-x="37.92mm" table:end-y="8.77mm" draw:z-index="20" draw:name="Image 85" draw:style-name="gr1" draw:text-style-name="P1" svg:width="8.42mm" svg:height="8.46mm" svg:x="29.52mm" svg:y="0.31mm">
              <draw:image xlink:href="Pictures/100008F80000034F0000034F3A1368C23881E2C1.svg" xlink:type="simple" xlink:show="embed" xlink:actuate="onLoad">
                <text:p/>
              </draw:image>
              <draw:image xlink:href="Pictures/1000020100000020000000203E5B44F1BE7D535C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fleche_droite_blanche.svg</text:p>
          </table:table-cell>
          <table:table-cell>
            <draw:frame table:end-cell-address="icônes.B25" table:end-x="37.92mm" table:end-y="9.34mm" draw:z-index="21" draw:name="Image 86" draw:style-name="gr1" draw:text-style-name="P1" svg:width="8.42mm" svg:height="8.46mm" svg:x="29.52mm" svg:y="0.88mm">
              <draw:image xlink:href="Pictures/100009020000034F0000034FE19BE6A5FA72BB34.svg" xlink:type="simple" xlink:show="embed" xlink:actuate="onLoad">
                <text:p/>
              </draw:image>
              <draw:image xlink:href="Pictures/100002010000002000000020A652272E4E7E8412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ontsizedown.svg</text:p>
          </table:table-cell>
          <table:table-cell>
            <draw:frame table:end-cell-address="icônes.B26" table:end-x="38.1mm" table:end-y="9.05mm" draw:z-index="22" draw:name="Image 57" draw:style-name="gr1" draw:text-style-name="P1" svg:width="8.78mm" svg:height="8.46mm" svg:x="29.34mm" svg:y="0.59mm">
              <draw:image xlink:href="Pictures/100016FF000003730000034F813AC18C7C24272E.svg" xlink:type="simple" xlink:show="embed" xlink:actuate="onLoad">
                <text:p/>
              </draw:image>
              <draw:image xlink:href="Pictures/100002010000002100000020D64E810ABA2F6236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ontsizeup.svg</text:p>
          </table:table-cell>
          <table:table-cell>
            <draw:frame table:end-cell-address="icônes.B27" table:end-x="38.43mm" table:end-y="9.05mm" draw:z-index="23" draw:name="Image 58" draw:style-name="gr1" draw:text-style-name="P1" svg:width="9.44mm" svg:height="8.46mm" svg:x="29.01mm" svg:y="0.59mm">
              <draw:image xlink:href="Pictures/10001643000003B50000034F02CF79E76FE52CE3.svg" xlink:type="simple" xlink:show="embed" xlink:actuate="onLoad">
                <text:p/>
              </draw:image>
              <draw:image xlink:href="Pictures/100002010000002400000020ECBB75C20865FA53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orum.svg</text:p>
          </table:table-cell>
          <table:table-cell>
            <draw:frame table:end-cell-address="icônes.B28" table:end-x="41.38mm" table:end-y="9.08mm" draw:z-index="24" draw:name="Image 59" draw:style-name="gr1" draw:text-style-name="P1" svg:width="15.34mm" svg:height="8.41mm" svg:x="26.06mm" svg:y="0.69mm">
              <draw:image xlink:href="Pictures/1000179D000006030000034F39270D003BEDFAEB.svg" xlink:type="simple" xlink:show="embed" xlink:actuate="onLoad">
                <text:p/>
              </draw:image>
              <draw:image xlink:href="Pictures/100002010000003A000000201E951E5B9676F00F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orum_bouton.svg</text:p>
          </table:table-cell>
          <table:table-cell>
            <draw:frame table:end-cell-address="icônes.B29" table:end-x="46.83mm" table:end-y="9.4mm" draw:z-index="25" draw:name="Image 60" draw:style-name="gr1" draw:text-style-name="P1" svg:width="26.24mm" svg:height="8.41mm" svg:x="20.61mm" svg:y="1.01mm">
              <draw:image xlink:href="Pictures/10000E9900000A450000034FB2770E11AAB22C0B.svg" xlink:type="simple" xlink:show="embed" xlink:actuate="onLoad">
                <text:p/>
              </draw:image>
              <draw:image xlink:href="Pictures/100002010000006300000020DEE9DAB78EB34C7C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orum_bouton_proposer.svg</text:p>
          </table:table-cell>
          <table:table-cell>
            <draw:frame table:end-cell-address="icônes.B30" table:end-x="63.71mm" table:end-y="9.39mm" draw:z-index="26" draw:name="Image 61" draw:style-name="gr1" draw:text-style-name="P1" svg:width="59.99mm" svg:height="8.41mm" svg:x="3.74mm" svg:y="1mm">
              <draw:image xlink:href="Pictures/10000F12000017740000034F8CE4A717B1E00137.svg" xlink:type="simple" xlink:show="embed" xlink:actuate="onLoad">
                <text:p/>
              </draw:image>
              <draw:image xlink:href="Pictures/10000201000000E3000000202D08FEE9F5E66F03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orum_bouton_reagirAuSujet.svg</text:p>
          </table:table-cell>
          <table:table-cell>
            <draw:frame table:end-cell-address="icônes.B31" table:end-x="59.68mm" table:end-y="9.4mm" draw:z-index="27" draw:name="Image 62" draw:style-name="gr1" draw:text-style-name="P1" svg:width="51.93mm" svg:height="8.41mm" svg:x="7.77mm" svg:y="1.01mm">
              <draw:image xlink:href="Pictures/10000F0D0000144E0000034F1E17116853333F87.svg" xlink:type="simple" xlink:show="embed" xlink:actuate="onLoad">
                <text:p/>
              </draw:image>
              <draw:image xlink:href="Pictures/10000201000000C400000020CE2AC07E465ADF5F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forum_boutonRetour.svg</text:p>
          </table:table-cell>
          <table:table-cell>
            <draw:frame table:end-cell-address="icônes.B32" table:end-x="60.53mm" table:end-y="8.76mm" draw:z-index="28" draw:name="Image 63" draw:style-name="gr1" draw:text-style-name="P1" svg:width="53.63mm" svg:height="8.46mm" svg:x="6.92mm" svg:y="0.3mm">
              <draw:image xlink:href="Pictures/10000F06000014F80000034F3A08310FB1083254.svg" xlink:type="simple" xlink:show="embed" xlink:actuate="onLoad">
                <text:p/>
              </draw:image>
              <draw:image xlink:href="Pictures/10000201000000CB00000020C62DC0D2CB264322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<text:span text:style-name="T1">forum_iconeEtoile</text:span><text:span text:style-name="T2">.svg</text:span></text:p>
          </table:table-cell>
          <table:table-cell>
            <draw:frame table:end-cell-address="icônes.B33" table:end-x="38.22mm" table:end-y="9.52mm" draw:z-index="29" draw:name="Image 87" draw:style-name="gr1" draw:text-style-name="P1" svg:width="9.01mm" svg:height="8.63mm" svg:x="29.23mm" svg:y="0.89mm">
              <draw:image xlink:href="Pictures/1000020100000021000000200FA701982484C699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<text:span text:style-name="T1">forum_iconeSujet</text:span><text:span text:style-name="T2">.svg</text:span></text:p>
          </table:table-cell>
          <table:table-cell>
            <draw:frame table:end-cell-address="icônes.B34" table:end-x="38.36mm" table:end-y="9.22mm" draw:z-index="30" draw:name="Image 88" draw:style-name="gr1" draw:text-style-name="P1" svg:width="9.29mm" svg:height="8.63mm" svg:x="29.09mm" svg:y="0.59mm">
              <draw:image xlink:href="Pictures/10000201000000220000002030A899E6D306C2A9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geoloc.svg</text:p>
          </table:table-cell>
          <table:table-cell>
            <draw:frame table:end-cell-address="icônes.B35" table:end-x="36.57mm" table:end-y="9.51mm" draw:z-index="32" draw:name="Image 3" draw:style-name="gr1" draw:text-style-name="P1" svg:width="5.72mm" svg:height="8.63mm" svg:x="30.87mm" svg:y="0.88mm">
              <draw:image xlink:href="Pictures/100002010000001500000020121510BD16E066B1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grmots.svg</text:p>
          </table:table-cell>
          <table:table-cell>
            <draw:frame table:end-cell-address="icônes.B37" table:end-x="38.49mm" table:end-y="0.4mm" draw:z-index="31" draw:name="Image 5" draw:style-name="gr1" draw:text-style-name="P1" svg:width="9.56mm" svg:height="8.59mm" svg:x="28.95mm" svg:y="1.83mm">
              <draw:image xlink:href="Pictures/100002010000002300000020E930AA4805FAB70C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heure.svg</text:p>
          </table:table-cell>
          <table:table-cell>
            <draw:frame table:end-cell-address="icônes.B38" table:end-x="38.08mm" table:end-y="0.4mm" draw:z-index="34" draw:name="Image 4" draw:style-name="gr1" draw:text-style-name="P1" svg:width="8.74mm" svg:height="8.59mm" svg:x="29.36mm" svg:y="1.83mm">
              <draw:image xlink:href="Pictures/10000000000000200000002065C2BA4356E94B83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icone_pdf.svg</text:p>
          </table:table-cell>
          <table:table-cell>
            <draw:frame table:end-cell-address="icônes.B38" table:end-x="37.79mm" table:end-y="9.11mm" draw:z-index="33" draw:name="Image 64" draw:style-name="gr1" draw:text-style-name="P1" svg:width="8.15mm" svg:height="8.41mm" svg:x="29.66mm" svg:y="0.72mm">
              <draw:image xlink:href="Pictures/100012CD000003340000034F9C792C43481BD409.svg" xlink:type="simple" xlink:show="embed" xlink:actuate="onLoad">
                <text:p/>
              </draw:image>
              <draw:image xlink:href="Pictures/100002010000001F00000020750A610853DFF9BA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important.svg</text:p>
          </table:table-cell>
          <table:table-cell>
            <draw:frame table:end-cell-address="icônes.B39" table:end-x="38.08mm" table:end-y="9.23mm" draw:z-index="35" draw:name="Image 2" draw:style-name="gr1" draw:text-style-name="P1" svg:width="8.74mm" svg:height="8.59mm" svg:x="29.36mm" svg:y="0.66mm">
              <draw:image xlink:href="Pictures/100000000000002000000020082E9507E3CD7933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imprimer.svg</text:p>
          </table:table-cell>
          <table:table-cell>
            <draw:frame table:end-cell-address="icônes.B40" table:end-x="38.25mm" table:end-y="9.34mm" draw:z-index="36" draw:name="Image 65" draw:style-name="gr1" draw:text-style-name="P1" svg:width="9.07mm" svg:height="8.46mm" svg:x="29.2mm" svg:y="0.88mm">
              <draw:image xlink:href="Pictures/10000FD3000003900000034F45813E8FA68A700F.svg" xlink:type="simple" xlink:show="embed" xlink:actuate="onLoad">
                <text:p/>
              </draw:image>
              <draw:image xlink:href="Pictures/100002010000002200000020F4B34144D44C7B8B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info.svg</text:p>
          </table:table-cell>
          <table:table-cell>
            <draw:frame table:end-cell-address="icônes.B41" table:end-x="38.08mm" table:end-y="8.93mm" draw:z-index="37" draw:name="Image 93" draw:style-name="gr1" draw:text-style-name="P1" svg:width="8.74mm" svg:height="8.63mm" svg:x="29.36mm" svg:y="0.3mm">
              <draw:image xlink:href="Pictures/100000000000002000000020252FBCA5F561B13F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legal.svg</text:p>
          </table:table-cell>
          <table:table-cell>
            <draw:frame table:end-cell-address="icônes.B42" table:end-x="37.26mm" table:end-y="8.78mm" draw:z-index="38" draw:name="Image 50" draw:style-name="gr1" draw:text-style-name="P1" svg:width="7.09mm" svg:height="7.01mm" svg:x="30.19mm" svg:y="1.77mm">
              <draw:image xlink:href="Pictures/100002010000001A0000001A81159276BCC97079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loupe.svg</text:p>
          </table:table-cell>
          <table:table-cell>
            <draw:frame table:end-cell-address="icônes.B43" table:end-x="37.92mm" table:end-y="9.09mm" draw:z-index="40" draw:name="Image 66" draw:style-name="gr1" draw:text-style-name="P1" svg:width="8.42mm" svg:height="8.45mm" svg:x="29.52mm" svg:y="0.64mm">
              <draw:image xlink:href="Pictures/10000AE20000034F0000034F7876B8A6C66227B6.svg" xlink:type="simple" xlink:show="embed" xlink:actuate="onLoad">
                <text:p/>
              </draw:image>
              <draw:image xlink:href="Pictures/100002010000002000000020DA7D107F8AC24203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loupemoins.svg</text:p>
          </table:table-cell>
          <table:table-cell>
            <draw:frame table:end-cell-address="icônes.B44" table:end-x="38.08mm" table:end-y="9.52mm" draw:z-index="39" draw:name="Image 12" draw:style-name="gr1" draw:text-style-name="P1" svg:width="8.74mm" svg:height="8.85mm" svg:x="29.36mm" svg:y="0.69mm">
              <draw:image xlink:href="Pictures/1000020100000020000000211CB23DAC0A65B6CE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loupeplus.svg</text:p>
          </table:table-cell>
          <table:table-cell>
            <draw:frame table:end-cell-address="icônes.B45" table:end-x="38.08mm" table:end-y="9.26mm" draw:z-index="41" draw:name="Image 11" draw:style-name="gr1" draw:text-style-name="P1" svg:width="8.74mm" svg:height="8.58mm" svg:x="29.36mm" svg:y="0.7mm">
              <draw:image xlink:href="Pictures/100000000000002000000020DA60C7ADD6CB7FAF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pucebleue.svg</text:p>
          </table:table-cell>
          <table:table-cell>
            <draw:frame table:end-cell-address="icônes.B46" table:end-x="35.88mm" table:end-y="6.67mm" draw:z-index="42" draw:name="Image 78" draw:style-name="gr1" draw:text-style-name="P1" svg:width="4.34mm" svg:height="4.27mm" svg:x="31.56mm" svg:y="2.42mm">
              <draw:image xlink:href="Pictures/1000000000000010000000107128F9E52B9AE0E6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redacteur.svg</text:p>
          </table:table-cell>
          <table:table-cell>
            <draw:frame table:end-cell-address="icônes.B47" table:end-x="37.12mm" table:end-y="9.79mm" draw:z-index="43" draw:name="Image 90" draw:style-name="gr1" draw:text-style-name="P1" svg:width="6.82mm" svg:height="8.86mm" svg:x="30.32mm" svg:y="0.95mm">
              <draw:image xlink:href="Pictures/100002010000001900000021C7C6E12F4115F762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rss.svg</text:p>
          </table:table-cell>
          <table:table-cell>
            <draw:frame table:end-cell-address="icônes.B48" table:end-x="37.92mm" table:end-y="9.66mm" draw:z-index="44" draw:name="Image 67" draw:style-name="gr1" draw:text-style-name="P1" svg:width="8.42mm" svg:height="8.46mm" svg:x="29.52mm" svg:y="1.2mm">
              <draw:image xlink:href="Pictures/100011480000034F0000034FEB313F8CF73484CA.svg" xlink:type="simple" xlink:show="embed" xlink:actuate="onLoad">
                <text:p/>
              </draw:image>
              <draw:image xlink:href="Pictures/100002010000002000000020D8325DDB0967B0E3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rubexpose.svg</text:p>
          </table:table-cell>
          <table:table-cell table:style-name="ce19">
            <draw:frame table:end-cell-address="icônes.B49" table:end-x="39.59mm" table:end-y="9.52mm" draw:z-index="45" draw:name="Image 68" draw:style-name="gr1" draw:text-style-name="P1" svg:width="11.76mm" svg:height="8.62mm" svg:x="27.85mm" svg:y="0.9mm">
              <draw:image xlink:href="Pictures/100002010000002B0000002030DFA75EA3B784F5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rubnormal.svg</text:p>
          </table:table-cell>
          <table:table-cell>
            <draw:frame table:end-cell-address="icônes.B50" table:end-x="39.33mm" table:end-y="9.37mm" draw:z-index="46" draw:name="Image 69" draw:style-name="gr1" draw:text-style-name="P1" svg:width="11.24mm" svg:height="8.45mm" svg:x="28.11mm" svg:y="0.92mm">
              <draw:image xlink:href="Pictures/100007E9000004690000034FA39F1589AB8D1E7C.svg" xlink:type="simple" xlink:show="embed" xlink:actuate="onLoad">
                <text:p/>
              </draw:image>
              <draw:image xlink:href="Pictures/100002010000002B00000020095E967DE7FC5EF0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sitemap.svg</text:p>
          </table:table-cell>
          <table:table-cell>
            <draw:frame table:end-cell-address="icônes.B51" table:end-x="37.92mm" table:end-y="9.07mm" draw:z-index="47" draw:name="Image 70" draw:style-name="gr1" draw:text-style-name="P1" svg:width="8.42mm" svg:height="8.45mm" svg:x="29.52mm" svg:y="0.62mm">
              <draw:image xlink:href="Pictures/100008880000034F0000034FDD6A511ADD751A0F.svg" xlink:type="simple" xlink:show="embed" xlink:actuate="onLoad">
                <text:p/>
              </draw:image>
              <draw:image xlink:href="Pictures/100002010000002000000020BC66FD4D34FD9E0C.png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spip_out.svg</text:p>
          </table:table-cell>
          <table:table-cell>
            <draw:frame table:end-cell-address="icônes.B52" table:end-x="38.67mm" table:end-y="9.52mm" draw:z-index="48" draw:name="Image 6" draw:style-name="gr1" draw:text-style-name="P1" svg:width="9.03mm" svg:height="8.87mm" svg:x="29.64mm" svg:y="0.65mm">
              <draw:image xlink:href="Pictures/10000201000000210000002102EEBAB19D0E0F02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3">
          <table:table-cell table:style-name="ce34" office:value-type="string" calcext:value-type="string">
            <text:p>to_top.svg</text:p>
          </table:table-cell>
          <table:table-cell>
            <draw:frame table:end-cell-address="icônes.B53" table:end-x="38.42mm" table:end-y="10.31mm" draw:z-index="53" draw:name="Image 7" draw:style-name="gr1" draw:text-style-name="P1" svg:width="8.78mm" svg:height="8.62mm" svg:x="29.64mm" svg:y="1.69mm">
              <draw:image xlink:href="Pictures/10000000000000200000002079D007E0C622FD99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2">
          <table:table-cell table:style-name="ce34" office:value-type="string" calcext:value-type="string">
            <text:p>visiteur.svg</text:p>
          </table:table-cell>
          <table:table-cell>
            <draw:frame table:end-cell-address="icônes.B54" table:end-x="37.12mm" table:end-y="9.24mm" draw:z-index="49" draw:name="Image 91" draw:style-name="gr1" draw:text-style-name="P1" svg:width="6.82mm" svg:height="8.89mm" svg:x="30.32mm" svg:y="0.35mm">
              <draw:image xlink:href="Pictures/100002010000001900000021E330948B7F2681FE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4" table:number-rows-repeated="5">
          <table:table-cell table:style-name="ce36"/>
          <table:table-cell table:number-columns-repeated="1018"/>
        </table:table-row>
        <table:table-row table:style-name="ro4" table:number-rows-repeated="4">
          <table:table-cell table:style-name="ce37"/>
          <table:table-cell table:number-columns-repeated="1018"/>
        </table:table-row>
        <table:table-row table:style-name="ro4" table:number-rows-repeated="1048512">
          <table:table-cell table:number-columns-repeated="1019"/>
        </table:table-row>
        <table:table-row table:style-name="ro4">
          <table:table-cell table:number-columns-repeated="1019"/>
        </table:table-row>
        <calcext:conditional-formats>
          <calcext:conditional-format calcext:target-range-address="icônes.C3:icônes.C3">
            <calcext:icon-set calcext:icon-set-type="5Rating">
              <calcext:formatting-entry calcext:value="0" calcext:type="percent"/>
              <calcext:formatting-entry calcext:value="5" calcext:type="percent"/>
              <calcext:formatting-entry calcext:value="45" calcext:type="percent"/>
              <calcext:formatting-entry calcext:value="85" calcext:type="percent"/>
              <calcext:formatting-entry calcext:value="100" calcext:type="percent"/>
            </calcext:icon-set>
          </calcext:conditional-format>
        </calcext:conditional-formats>
      </table:table>
      <table:table table:name="Spéc" table:style-name="ta1">
        <table:table-column table:style-name="co5" table:number-columns-repeated="3" table:default-cell-style-name="ce2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5">
          <table:table-cell table:style-name="ce42" office:value-type="string" calcext:value-type="string">
            <text:p>R</text:p>
          </table:table-cell>
          <table:table-cell table:style-name="ce42" office:value-type="string" calcext:value-type="string">
            <text:p>V</text:p>
          </table:table-cell>
          <table:table-cell table:style-name="ce42" office:value-type="string" calcext:value-type="string">
            <text:p>B</text:p>
          </table:table-cell>
          <table:table-cell table:style-name="ce44" office:value-type="string" calcext:value-type="string">
            <text:p>Couleur</text:p>
          </table:table-cell>
          <table:table-cell table:style-name="ce44" office:value-type="string" calcext:value-type="string">
            <text:p>Code hexa</text:p>
          </table:table-cell>
          <table:table-cell/>
        </table:table-row>
        <table:table-row table:style-name="ro6">
          <table:table-cell office:value-type="string" calcext:value-type="string">
            <text:p>3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Bleu foncé</text:p>
          </table:table-cell>
          <table:table-cell office:value-type="string" calcext:value-type="string">
            <text:p>#224466</text:p>
          </table:table-cell>
          <table:table-cell/>
        </table:table-row>
        <table:table-row table:style-name="ro6">
          <table:table-cell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leu de base</text:p>
          </table:table-cell>
          <table:table-cell table:style-name="ce18" office:value-type="string" calcext:value-type="string">
            <text:p>#336699</text:p>
          </table:table-cell>
          <table:table-cell/>
        </table:table-row>
        <table:table-row table:style-name="ro6">
          <table:table-cell office:value-type="float" office:value="130" calcext:value-type="float">
            <text:p>130</text:p>
          </table:table-cell>
          <table:table-cell office:value-type="float" office:value="173" calcext:value-type="float">
            <text:p>173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Bleu moyen</text:p>
          </table:table-cell>
          <table:table-cell office:value-type="string" calcext:value-type="string">
            <text:p>#82ade2</text:p>
          </table:table-cell>
          <table:table-cell/>
        </table:table-row>
        <table:table-row table:style-name="ro6">
          <table:table-cell office:value-type="string" calcext:value-type="string">
            <text:p>187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Bleu gris</text:p>
          </table:table-cell>
          <table:table-cell office:value-type="string" calcext:value-type="string">
            <text:p>#bbccdd</text:p>
          </table:table-cell>
          <table:table-cell/>
        </table:table-row>
        <table:table-row table:style-name="ro6"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leu clair</text:p>
          </table:table-cell>
          <table:table-cell office:value-type="string" calcext:value-type="string">
            <text:p>#dae6f6</text:p>
          </table:table-cell>
          <table:table-cell/>
        </table:table-row>
        <table:table-row table:style-name="ro6">
          <table:table-cell table:number-columns-repeated="3" office:value-type="string" calcext:value-type="string">
            <text:p>239</text:p>
          </table:table-cell>
          <table:table-cell office:value-type="string" calcext:value-type="string">
            <text:p>Blanc cassé</text:p>
          </table:table-cell>
          <table:table-cell office:value-type="string" calcext:value-type="string">
            <text:p>#efefef</text:p>
          </table:table-cell>
          <table:table-cell/>
        </table:table-row>
        <table:table-row table:style-name="ro6">
          <table:table-cell office:value-type="float" office:value="236" calcext:value-type="float">
            <text:p>236</text:p>
          </table:table-cell>
          <table:table-cell office:value-type="float" office:value="121" calcext:value-type="float">
            <text:p>12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#ec7942</text:p>
          </table:table-cell>
          <table:table-cell/>
        </table:table-row>
        <table:table-row table:style-name="ro6">
          <table:table-cell office:value-type="string" calcext:value-type="string">
            <text:p>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#009933</text:p>
          </table:table-cell>
          <table:table-cell/>
        </table:table-row>
        <table:table-row table:style-name="ro6" table:number-rows-repeated="8">
          <table:table-cell table:number-columns-repeated="6"/>
        </table:table-row>
        <table:table-row table:style-name="ro6" table:number-rows-repeated="3">
          <table:table-cell table:style-name="Default" table:number-columns-repeated="3"/>
          <table:table-cell table:number-columns-repeated="3"/>
        </table:table-row>
        <table:table-row table:style-name="ro6" table:number-rows-repeated="2">
          <table:table-cell table:number-columns-repeated="6"/>
        </table:table-row>
        <table:table-row table:style-name="ro6">
          <table:table-cell table:style-name="Default" table:number-columns-repeated="3"/>
          <table:table-cell table:number-columns-repeated="3"/>
        </table:table-row>
        <table:table-row table:style-name="ro6">
          <table:table-cell table:number-columns-repeated="6"/>
        </table:table-row>
        <table:table-row table:style-name="ro6">
          <table:table-cell table:number-columns-repeated="6"/>
        </table:table-row>
      </table:table>
      <table:named-expressions>
        <table:named-expression table:name="A2d61" table:base-cell-address="$icônes.$A$2" table:expression="#REF!"/>
      </table:named-expressions>
      <table:database-ranges>
        <table:database-range table:name="__Anonymous_Sheet_DB__1" table:target-range-address="Spéc.D1:Spéc.E2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G" svg:font-family="'Linux Biolinum G'"/>
    <style:font-face style:name="Arial" svg:font-family="Arial" style:font-family-generic="swiss" style:font-pitch="variable"/>
    <style:font-face style:name="DejaVu Sans" svg:font-family="'DejaVu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4">
        <number:embedded-text number:position="2"> x </number:embedded-text>
      </number:number>
    </number:number-style>
    <number:number-style style:name="N108">
      <number:text>xx x  xx</number:text>
    </number:number-style>
    <style:style style:name="Default" style:family="table-cell">
      <style:table-cell-properties style:vertical-align="top" loext:vertical-justify="auto"/>
      <style:paragraph-properties css3t:text-justify="auto"/>
      <style:text-properties style:font-name="DejaVu Sans" fo:font-family="'DejaVu Sans'" style:font-style-name="Normal" style:font-family-generic="swiss" style:font-pitch="variable"/>
    </style:style>
    <style:style style:name="Heading_20__28_user_29_" style:display-name="Heading (user)" style:family="table-cell" style:parent-style-name="Default">
      <style:table-cell-properties fo:background-color="#17195e" fo:border="0.74pt solid #eeeeee" loext:vertical-justify="auto"/>
      <style:paragraph-properties css3t:text-justify="auto"/>
      <style:text-properties style:use-window-font-color="true" fo:font-size="12pt" fo:font-style="normal" fo:font-weight="normal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ublic" style:family="table-cell" style:parent-style-name="privé">
      <style:table-cell-properties fo:background-color="#f1cc23"/>
    </style:style>
    <style:style style:name="privé" style:family="table-cell" style:parent-style-name="Default">
      <style:table-cell-properties fo:background-color="#b8bd5c" fo:border="1.25pt solid #490e0e"/>
    </style:style>
    <style:style style:name="fait" style:family="table-cell" style:parent-style-name="privé">
      <style:table-cell-properties fo:background-color="#3465a4" loext:vertical-justify="auto"/>
      <style:paragraph-properties css3t:text-justify="auto"/>
      <style:text-properties fo:color="#eaf1ea"/>
    </style:style>
    <style:style style:name="Taille" style:family="table-cell" style:parent-style-name="Default" style:data-style-name="N107">
      <style:table-cell-properties style:text-align-source="fix" style:repeat-content="false" loext:vertical-justify="auto"/>
      <style:paragraph-properties fo:text-align="center"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22:31:16.3832108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belle Dutailly</meta:initial-creator>
    <meta:creation-date>2018-10-09T15:16:56.924777757</meta:creation-date>
    <meta:editing-cycles>88</meta:editing-cycles>
    <meta:editing-duration>PT13H25M</meta:editing-duration>
    <dc:date>2019-03-01T22:32:08.534245053</dc:date>
    <meta:generator>LibreOffice/6.0.7.3$Linux_X86_64 LibreOffice_project/00m0$Build-3</meta:generator>
    <meta:document-statistic meta:table-count="2" meta:cell-count="100" meta:object-count="54"/>
  </office:meta>
</office:document-meta>
</file>